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officeooo:rsid="00de7d0e" officeooo:paragraph-rsid="0145fc5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fo:font-size="18pt" fo:font-weight="bold" officeooo:rsid="01409d3a" officeooo:paragraph-rsid="00f35d40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weight="bold" officeooo:paragraph-rsid="00f35d40"/>
    </style:style>
    <style:style style:name="P9" style:family="paragraph" style:parent-style-name="Standard">
      <style:text-properties fo:color="#000000" fo:font-weight="bold" officeooo:rsid="01572232" officeooo:paragraph-rsid="01572232"/>
    </style:style>
    <style:style style:name="P10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4338d9" officeooo:paragraph-rsid="0149a435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d6756" officeooo:paragraph-rsid="012a6147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5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49eda1" style:font-weight-asian="bold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d6756" officeooo:paragraph-rsid="0149eda1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409d3a" style:font-size-asian="18pt" style:font-weight-asian="bold" style:font-size-complex="18pt" style:font-weight-complex="bold"/>
    </style:style>
    <style:style style:name="T4" style:family="text">
      <style:text-properties fo:font-size="18pt" officeooo:rsid="014abf98" style:font-size-asian="18pt" style:font-weight-asian="bold" style:font-size-complex="18pt" style:font-weight-complex="bold"/>
    </style:style>
    <style:style style:name="T5" style:family="text">
      <style:text-properties fo:font-size="18pt" officeooo:rsid="01572232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151f752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49eda1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1511de8" style:font-size-asian="18pt" style:font-size-complex="18pt"/>
    </style:style>
    <style:style style:name="T12" style:family="text">
      <style:text-properties fo:font-variant="normal" fo:text-transform="none" fo:color="#000000" fo:font-size="18pt" fo:letter-spacing="normal" fo:font-style="normal" officeooo:rsid="01539f40" style:font-size-asian="18pt" style:font-size-complex="18pt"/>
    </style:style>
    <style:style style:name="T13" style:family="text">
      <style:text-properties fo:font-variant="normal" fo:text-transform="none" fo:color="#000000" fo:font-size="18pt" fo:letter-spacing="normal" fo:font-style="normal" officeooo:rsid="01557adc" style:font-size-asian="18pt" style:font-size-complex="18pt"/>
    </style:style>
    <style:style style:name="T14" style:family="text">
      <style:text-properties fo:font-variant="normal" fo:text-transform="none" fo:letter-spacing="normal" fo:font-style="normal" officeooo:rsid="01139296"/>
    </style:style>
    <style:style style:name="T15" style:family="text">
      <style:text-properties fo:font-variant="normal" fo:text-transform="none" fo:letter-spacing="normal" fo:font-style="normal" officeooo:rsid="0151f752"/>
    </style:style>
    <style:style style:name="T16" style:family="text">
      <style:text-properties officeooo:rsid="002a6821"/>
    </style:style>
    <style:style style:name="T17" style:family="text">
      <style:text-properties officeooo:rsid="00551f18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size="18pt" officeooo:rsid="01139296" style:font-size-asian="18pt" style:font-size-complex="18pt"/>
    </style:style>
    <style:style style:name="T20" style:family="text">
      <style:text-properties fo:color="#ff0000" officeooo:rsid="00c063df"/>
    </style:style>
    <style:style style:name="T21" style:family="text">
      <style:text-properties officeooo:rsid="00d98e39"/>
    </style:style>
    <style:style style:name="T22" style:family="text">
      <style:text-properties officeooo:rsid="00f35d40"/>
    </style:style>
    <style:style style:name="T23" style:family="text">
      <style:text-properties officeooo:rsid="015918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6">P</text:span>lan piosenek <text:span text:style-name="T17">2014.05.20.</text:span></text:p>
      <text:p text:style-name="P4">#<text:span text:style-name="T21">################### Lista piosenek</text:span><text:span text:style-name="T20"> </text:span>#<text:span text:style-name="T22">###################</text:span></text:p>
      <text:list xml:id="list4662383661358949043" text:style-name="L1">
        <text:list-header>
          <text:p text:style-name="P10"><text:span text:style-name="T6">1. <text:s/></text:span><text:span text:style-name="T7">Oblubienica i Duch</text:span></text:p>
          <text:p text:style-name="P11">z</text:p>
        </text:list-header>
      </text:list>
      <text:p text:style-name="P5"/>
      <text:p text:style-name="P6"><text:span text:style-name="T14">2. </text:span><text:span text:style-name="T15">Tyś wolność nam dał, alleluja</text:span></text:p>
      <text:p text:style-name="P12"><text:span text:style-name="T23">rx2 (?), zx1(?)</text:span></text:p>
      <text:list xml:id="list232106822145425" text:continue-numbering="true" text:style-name="L1">
        <text:list-header>
          <text:p text:style-name="P13"/>
          <text:p text:style-name="P14"><text:span text:style-name="T9">3</text:span><text:span text:style-name="T8">. <text:s/></text:span><text:span text:style-name="T12">Chcę wywyższać imię Twe</text:span></text:p>
          <text:p text:style-name="P14"><text:span text:style-name="T12"/></text:p>
          <text:p text:style-name="P15"><text:span text:style-name="T19">4</text:span><text:span text:style-name="T18">. <text:s/></text:span><text:span text:style-name="T13">Nasz Bóg</text:span></text:p>
          <text:p text:style-name="P16">e</text:p>
          <text:p text:style-name="P17"/>
        </text:list-header>
      </text:list>
      <text:p text:style-name="P8"><text:span text:style-name="T2">5</text:span><text:span text:style-name="T1">. <text:s/></text:span><text:span text:style-name="T5">Śpiewajmy Mu, dziękujmy Mu</text:span></text:p>
      <text:p text:style-name="P8"><text:span text:style-name="T5"/></text:p>
      <text:p text:style-name="P9"><text:span text:style-name="T1">6. O Pani, Ufność nasza</text:span></text:p>
      <text:p text:style-name="P9"><text:span text:style-name="T1"/></text:p>
      <text:p text:style-name="P9"><text:span text:style-name="T1">7. Tobie chór aniołów</text:span></text:p>
      <text:p text:style-name="P7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3M22S</meta:editing-duration>
    <meta:editing-cycles>363</meta:editing-cycles>
    <meta:generator>LibreOffice/4.1.2.3$Windows_x86 LibreOffice_project/40b2d7fde7e8d2d7bc5a449dc65df4d08a7dd38</meta:generator>
    <dc:date>2014-05-16T23:21:06.746000000</dc:date>
    <meta:document-statistic meta:table-count="0" meta:image-count="0" meta:object-count="0" meta:page-count="1" meta:paragraph-count="12" meta:word-count="44" meta:character-count="265" meta:non-whitespace-character-count="229"/>
    <meta:user-defined meta:name="Info 1"/>
    <meta:user-defined meta:name="Info 2"/>
    <meta:user-defined meta:name="Info 3"/>
    <meta:user-defined meta:name="Info 4"/>
  </office:meta>
</office:document-meta>
</file>